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5">
      <style:text-properties officeooo:paragraph-rsid="0010dd6f"/>
    </style:style>
    <style:style style:name="P2" style:family="paragraph" style:parent-style-name="Heading_20_5">
      <style:text-properties officeooo:paragraph-rsid="0011c901"/>
    </style:style>
    <style:style style:name="P3" style:family="paragraph" style:parent-style-name="Heading_20_5">
      <style:text-properties officeooo:paragraph-rsid="00127ee6"/>
    </style:style>
    <style:style style:name="P4" style:family="paragraph" style:parent-style-name="Heading_20_5">
      <style:text-properties officeooo:paragraph-rsid="0013944b"/>
    </style:style>
    <style:style style:name="P5" style:family="paragraph" style:parent-style-name="Heading_20_6">
      <style:text-properties officeooo:paragraph-rsid="0010dd6f"/>
    </style:style>
    <style:style style:name="P6" style:family="paragraph" style:parent-style-name="Heading_20_6">
      <style:text-properties officeooo:paragraph-rsid="00127ee6"/>
    </style:style>
    <style:style style:name="P7" style:family="paragraph" style:parent-style-name="Preformatted_20_Text">
      <style:paragraph-properties fo:margin-left="0in" fo:margin-right="0in" fo:text-indent="0in" style:auto-text-indent="false" style:writing-mode="lr-tb"/>
    </style:style>
    <style:style style:name="P8" style:family="paragraph" style:parent-style-name="Preformatted_20_Text">
      <style:paragraph-properties fo:margin-left="0in" fo:margin-right="0in" fo:margin-top="0in" fo:margin-bottom="0.1965in" style:contextual-spacing="false" fo:text-indent="0in" style:auto-text-indent="false" style:writing-mode="lr-tb"/>
    </style:style>
    <style:style style:name="P9" style:family="paragraph" style:parent-style-name="Preformatted_20_Text">
      <style:paragraph-properties style:writing-mode="lr-tb"/>
    </style:style>
    <style:style style:name="P10" style:family="paragraph" style:parent-style-name="Preformatted_20_Text">
      <style:paragraph-properties fo:margin-top="0in" fo:margin-bottom="0.1965in" style:contextual-spacing="false" style:writing-mode="lr-tb"/>
    </style:style>
    <style:style style:name="P11" style:family="paragraph" style:parent-style-name="Preformatted_20_Text">
      <style:paragraph-properties fo:margin-top="0in" fo:margin-bottom="0.1965in" style:contextual-spacing="false" style:writing-mode="lr-tb"/>
      <style:text-properties officeooo:paragraph-rsid="0013944b"/>
    </style:style>
    <style:style style:name="P12" style:family="paragraph" style:parent-style-name="Quotations" style:list-style-name="L7"/>
    <style:style style:name="P13" style:family="paragraph" style:parent-style-name="Quotations">
      <style:text-properties fo:font-weight="normal" style:font-weight-asian="normal" style:font-weight-complex="normal"/>
    </style:style>
    <style:style style:name="P14" style:family="paragraph" style:parent-style-name="Standard">
      <style:paragraph-properties fo:margin-top="0in" fo:margin-bottom="0.1965in" style:contextual-spacing="false"/>
    </style:style>
    <style:style style:name="P15" style:family="paragraph" style:parent-style-name="Standard">
      <style:text-properties officeooo:paragraph-rsid="0010dd6f"/>
    </style:style>
    <style:style style:name="P16" style:family="paragraph" style:parent-style-name="Text_20_body">
      <style:paragraph-properties fo:margin-top="0in" fo:margin-bottom="0in" style:contextual-spacing="false"/>
    </style:style>
    <style:style style:name="P17" style:family="paragraph" style:parent-style-name="Text_20_body">
      <style:text-properties officeooo:paragraph-rsid="0010dd6f"/>
    </style:style>
    <style:style style:name="P18" style:family="paragraph" style:parent-style-name="Text_20_body" style:list-style-name="L3"/>
    <style:style style:name="P19" style:family="paragraph" style:parent-style-name="Text_20_body">
      <style:text-properties officeooo:paragraph-rsid="0011c901"/>
    </style:style>
    <style:style style:name="P20" style:family="paragraph" style:parent-style-name="Text_20_body">
      <style:text-properties officeooo:rsid="0011c901" officeooo:paragraph-rsid="0011c901"/>
    </style:style>
    <style:style style:name="P21" style:family="paragraph" style:parent-style-name="Text_20_body">
      <style:text-properties officeooo:rsid="00127ee6" officeooo:paragraph-rsid="00127ee6"/>
    </style:style>
    <style:style style:name="P22" style:family="paragraph" style:parent-style-name="Text_20_body">
      <style:text-properties officeooo:rsid="00127ee6" officeooo:paragraph-rsid="0013944b"/>
    </style:style>
    <style:style style:name="P23" style:family="paragraph" style:parent-style-name="Text_20_body">
      <style:text-properties officeooo:paragraph-rsid="0013944b"/>
    </style:style>
    <style:style style:name="P24" style:family="paragraph" style:parent-style-name="Text_20_body" style:list-style-name="L8"/>
    <style:style style:name="P25" style:family="paragraph" style:parent-style-name="Text_20_body" style:list-style-name="L9"/>
    <style:style style:name="P26" style:family="paragraph" style:parent-style-name="Text_20_body" style:list-style-name="L10"/>
    <style:style style:name="P27" style:family="paragraph" style:parent-style-name="Text_20_body" style:list-style-name="L11"/>
    <style:style style:name="P28" style:family="paragraph" style:parent-style-name="Text_20_body" style:list-style-name="L12"/>
    <style:style style:name="T1" style:family="text">
      <style:text-properties officeooo:rsid="0010dd6f"/>
    </style:style>
    <style:style style:name="T2" style:family="text">
      <style:text-properties officeooo:rsid="0011c901"/>
    </style:style>
    <style:style style:name="T3" style:family="text">
      <style:text-properties officeooo:rsid="00127ee6"/>
    </style:style>
    <style:style style:name="T4" style:family="text">
      <style:text-properties officeooo:rsid="0013944b"/>
    </style:style>
    <style:style style:name="T5" style:family="text">
      <style:text-properties fo:font-weight="normal" style:font-weight-asian="normal" style:font-weight-complex="normal"/>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5">Dijiste:</text:h>
      <text:p text:style-name="P15">from scrapper import scrape_yogonet from processor import data_processing from big_quer_client import upload_to_bigquery if __name__== "__main__": data = scrape_yogonet(url="https://www.yogonet.com/international/") print(data) df = data_processing(data) upload_to_bigquery(df) Could you give some commetns to add explaining the code. Be concise </text:p>
      <text:p text:style-name="P14">2/2</text:p>
      <text:h text:style-name="Heading_20_6" text:outline-level="6">ChatGPT dijo:</text:h>
      <text:p text:style-name="Text_20_body">Sure! Here's your script with concise comments added to explain each part:</text:p>
      <text:p text:style-name="Preformatted_20_Text">python</text:p>
      <text:p text:style-name="Preformatted_20_Text">CopiarEditar</text:p>
      <text:p text:style-name="P7"><text:span text:style-name="Source_20_Text"># Import main functions from respective modules</text:span></text:p>
      <text:p text:style-name="P9"><text:span text:style-name="Source_20_Text">from scrapper import scrape_yogonet <text:s text:c="12"/># Web scraping function</text:span></text:p>
      <text:p text:style-name="P9"><text:span text:style-name="Source_20_Text">from processor import data_processing <text:s text:c="10"/># Data cleaning/transformation</text:span></text:p>
      <text:p text:style-name="P9"><text:span text:style-name="Source_20_Text">from big_quer_client import upload_to_bigquery <text:s/># BigQuery upload function</text:span></text:p>
      <text:p text:style-name="P9"/>
      <text:p text:style-name="P9"><text:span text:style-name="Source_20_Text">if __name__ == "__main__":</text:span></text:p>
      <text:p text:style-name="P9"><text:span text:style-name="Source_20_Text"><text:s text:c="4"/># Scrape news data from Yogonet's international section</text:span></text:p>
      <text:p text:style-name="P9"><text:span text:style-name="Source_20_Text"><text:s text:c="4"/>data = scrape_yogonet(url="https://www.yogonet.com/international/")</text:span></text:p>
      <text:p text:style-name="P9"><text:span text:style-name="Source_20_Text"><text:s text:c="4"/></text:span></text:p>
      <text:p text:style-name="P9"><text:span text:style-name="Source_20_Text"><text:s text:c="4"/># Print raw scraped data for debugging</text:span></text:p>
      <text:p text:style-name="P9"><text:span text:style-name="Source_20_Text"><text:s text:c="4"/>print(data)</text:span></text:p>
      <text:p text:style-name="P9"><text:span text:style-name="Source_20_Text"><text:s text:c="4"/></text:span></text:p>
      <text:p text:style-name="P9"><text:span text:style-name="Source_20_Text"><text:s text:c="4"/># Process and structure the data into a DataFrame</text:span></text:p>
      <text:p text:style-name="P9"><text:span text:style-name="Source_20_Text"><text:s text:c="4"/>df = data_processing(data)</text:span></text:p>
      <text:p text:style-name="P9"><text:span text:style-name="Source_20_Text"><text:s text:c="4"/></text:span></text:p>
      <text:p text:style-name="P9"><text:span text:style-name="Source_20_Text"><text:s text:c="4"/># Upload the processed data to Google BigQuery</text:span></text:p>
      <text:p text:style-name="P10"><text:span text:style-name="Source_20_Text"><text:s text:c="4"/>upload_to_bigquery(df)</text:span></text:p>
      <text:p text:style-name="Text_20_body"/>
      <text:p text:style-name="P17"/>
      <text:h text:style-name="Heading_20_5" text:outline-level="5">Dijiste:</text:h>
      <text:p text:style-name="P16">FROM python:3.11-slim WORKDIR /app # Instalar dependencias de Python COPY requirements.txt . RUN pip install --no-cache-dir -r requirements.txt # Copiar la app COPY app/ ./app/ # Ejecutar el script principal CMD ["python", "app/main.py"] Estoy utilizando la librería selenium en python para hacer scrapping. Estoy recibiendo el siguiente error: -central1 2025-04-12 14:42:50 Traceback (most recent call last): File "/usr/local/lib/python3.11/site-packages/selenium/webdriver/common/driver_finder.py", line 64, in _binary_paths raise ValueError(f"The path is not a valid file: {path}") ValueError: The path is not a valid file: /usr/local/bin/chromedriver 2025-04-12 14:42:50 The above exception was the direct cause of the following exception: 2025-04-12 14:42:50 Traceback (most recent call last): File "/app/app/main.py", line 7, in &lt;module&gt; data = scrape_yogonet(url="https://www.yogonet.com/latinoamerica/") 2025-04-12 14:42:50 ^^^^^^^^^^^^^^^^^^^^^^^^^^^^^^^^^^^^^^^^^^^^^^^^^^^^^^^^^^^^ 2025-04-12 14:42:50 File "/app/app/scrapper.py", line 16, in scrape_yogonet 2025-04-12 14:42:50 driver = webdriver.Chrome(service=service, options=options) 2025-04-12 14:42:50 ^^^^^^^^^^^^^^^^^^^^^^^^^^^^^^^^^^^^^^^^^^^^^^^^^^ 2025-04-12 14:42:50 File "/usr/local/lib/python3.11/site-packages/selenium/webdriver/chrome/webdriver.py", line 45, in __init__ 2025-04-12 14:42:50 super().__init__( 2025-04-12 14:42:50 File <text:soft-page-break/>"/usr/local/lib/python3.11/site-packages/selenium/webdriver/chromium/webdriver.py", line 50, in __init__ 2025-04-12 14:42:50 if finder.get_browser_path(): 2025-04-12 14:42:50 ^^^^^^^^^^^^^^^^^^^^^^^^^ 2025-04-12 14:42:50 File "/usr/local/lib/python3.11/site-packages/selenium/webdriver/common/driver_finder.py", line 47, in get_browser_path 2025-04-12 14:42:50 return self._binary_paths()["browser_path"] 2025-04-12 14:42:50 ^^^^^^^^^^^^^^^^^^^^ 2025-04-12 14:42:50 File "/usr/local/lib/python3.11/site-packages/selenium/webdriver/common/driver_finder.py", line 78, in _binary_paths 2025-04-12 14:42:50 raise NoSuchDriverException(msg) from err 2025-04-12 14:42:50 selenium.common.exceptions.NoSuchDriverException: Message: Unable to obtain driver for chrome; For documentation on this error, please visit: https://www.selenium.dev/documentation/webdriver/troubleshooting/errors/driver_location NoSuchDriverException. <text:span text:style-name="T1">This works in my local enviroment, but not when I run it from a Docker Image</text:span></text:p>
      <text:h text:style-name="P5" text:outline-level="6"/>
      <text:h text:style-name="P5" text:outline-level="6">ChatGPT dijo:</text:h>
      <text:p text:style-name="P17">🧠 <text:span text:style-name="Strong_20_Emphasis">What’s going on?</text:span><text:line-break/>In your local environment, you’re probably using Chrome installed on your system along with Chromedriver, and everything works fine.<text:line-break/>But inside the Docker container, Chrome and Chromedriver are not included by default, so Selenium can’t find the Chrome binary or the driver to control it.</text:p>
      <text:p text:style-name="Text_20_body">✅ <text:span text:style-name="Strong_20_Emphasis">Solution: Include Chrome and Chromedriver in your Docker image</text:span><text:line-break/>Let’s update your Dockerfile so that it:</text:p>
      <text:list text:style-name="L3">
        <text:list-item>
          <text:p text:style-name="P18">Installs Google Chrome (stable version)</text:p>
        </text:list-item>
        <text:list-item>
          <text:p text:style-name="P18">Installs a compatible ChromeDriver</text:p>
        </text:list-item>
        <text:list-item>
          <text:p text:style-name="P18">Runs correctly in headless mode (no GUI)</text:p>
        </text:list-item>
      </text:list>
      <text:p text:style-name="Text_20_body">📄 <text:span text:style-name="Strong_20_Emphasis">Updated Dockerfile (with Chrome + Chromedriver)</text:span><text:line-break/>Replace your current Dockerfile with this one:</text:p>
      <text:p text:style-name="Preformatted_20_Text">dockerfile</text:p>
      <text:p text:style-name="Preformatted_20_Text">CopiarEditar</text:p>
      <text:p text:style-name="P7"><text:span text:style-name="Source_20_Text">FROM python:3.11-slim</text:span></text:p>
      <text:p text:style-name="P9"/>
      <text:p text:style-name="P9"><text:span text:style-name="Source_20_Text">WORKDIR /app</text:span></text:p>
      <text:p text:style-name="P9"/>
      <text:p text:style-name="P9"><text:span text:style-name="Source_20_Text"># Install system dependencies</text:span></text:p>
      <text:p text:style-name="P9"><text:span text:style-name="Source_20_Text">RUN apt-get update &amp;&amp; apt-get install -y \</text:span></text:p>
      <text:p text:style-name="P9"><text:span text:style-name="Source_20_Text"><text:s text:c="4"/>wget \</text:span></text:p>
      <text:p text:style-name="P9"><text:span text:style-name="Source_20_Text"><text:s text:c="4"/>unzip \</text:span></text:p>
      <text:p text:style-name="P9"><text:span text:style-name="Source_20_Text"><text:s text:c="4"/>curl \</text:span></text:p>
      <text:p text:style-name="P9"><text:span text:style-name="Source_20_Text"><text:s text:c="4"/>gnupg \</text:span></text:p>
      <text:p text:style-name="P9"><text:span text:style-name="Source_20_Text"><text:s text:c="4"/>ca-certificates \</text:span></text:p>
      <text:p text:style-name="P9"><text:span text:style-name="Source_20_Text"><text:s text:c="4"/>fonts-liberation \</text:span></text:p>
      <text:p text:style-name="P9"><text:span text:style-name="Source_20_Text"><text:s text:c="4"/>libnss3 \</text:span></text:p>
      <text:p text:style-name="P9"><text:span text:style-name="Source_20_Text"><text:s text:c="4"/>libxss1 \</text:span></text:p>
      <text:p text:style-name="P9"><text:span text:style-name="Source_20_Text"><text:s text:c="4"/>libappindicator3-1 \</text:span></text:p>
      <text:p text:style-name="P9"><text:span text:style-name="Source_20_Text"><text:s text:c="4"/>libasound2 \</text:span></text:p>
      <text:p text:style-name="P9"><text:span text:style-name="Source_20_Text"><text:s text:c="4"/>libatk-bridge2.0-0 \</text:span></text:p>
      <text:p text:style-name="P9"><text:span text:style-name="Source_20_Text"><text:s text:c="4"/>libgtk-3-0 \</text:span></text:p>
      <text:p text:style-name="P9"><text:span text:style-name="Source_20_Text"><text:s text:c="4"/>chromium \</text:span></text:p>
      <text:p text:style-name="P9"><text:span text:style-name="Source_20_Text"><text:s text:c="4"/>chromium-driver \</text:span></text:p>
      <text:p text:style-name="P9"><text:span text:style-name="Source_20_Text"><text:s text:c="4"/>--no-install-recommends &amp;&amp; \</text:span></text:p>
      <text:p text:style-name="P9"><text:soft-page-break/><text:span text:style-name="Source_20_Text"><text:s text:c="4"/>apt-get clean &amp;&amp; rm -rf /var/lib/apt/lists/*</text:span></text:p>
      <text:p text:style-name="P9"/>
      <text:p text:style-name="P9"><text:span text:style-name="Source_20_Text"># Install Python dependencies</text:span></text:p>
      <text:p text:style-name="P9"><text:span text:style-name="Source_20_Text">COPY requirements.txt .</text:span></text:p>
      <text:p text:style-name="P9"><text:span text:style-name="Source_20_Text">RUN pip install --no-cache-dir -r requirements.txt</text:span></text:p>
      <text:p text:style-name="P9"/>
      <text:p text:style-name="P9"><text:span text:style-name="Source_20_Text"># Copy the app</text:span></text:p>
      <text:p text:style-name="P9"><text:span text:style-name="Source_20_Text">COPY app/ ./app/</text:span></text:p>
      <text:p text:style-name="P9"/>
      <text:p text:style-name="P9"><text:span text:style-name="Source_20_Text"># Run the main script</text:span></text:p>
      <text:p text:style-name="P10"><text:span text:style-name="Source_20_Text">CMD ["python", "app/main.py"]</text:span></text:p>
      <text:p text:style-name="Text_20_body">🔧 <text:span text:style-name="Strong_20_Emphasis">Additional adjustment in </text:span><text:span text:style-name="Strong_20_Emphasis"><text:span text:style-name="Source_20_Text">scrapper.py</text:span></text:span><text:span text:style-name="Strong_20_Emphasis"> (if not already added):</text:span><text:line-break/>In your code, make sure you set the options correctly:</text:p>
      <text:p text:style-name="Preformatted_20_Text">python</text:p>
      <text:p text:style-name="Preformatted_20_Text">CopiarEditar</text:p>
      <text:p text:style-name="P7"><text:span text:style-name="Source_20_Text">from selenium import webdriver</text:span></text:p>
      <text:p text:style-name="P9"><text:span text:style-name="Source_20_Text">from selenium.webdriver.chrome.options import Options</text:span></text:p>
      <text:p text:style-name="P9"/>
      <text:p text:style-name="P9"><text:span text:style-name="Source_20_Text">def get_driver():</text:span></text:p>
      <text:p text:style-name="P9"><text:span text:style-name="Source_20_Text"><text:s text:c="4"/>options = Options()</text:span></text:p>
      <text:p text:style-name="P9"><text:span text:style-name="Source_20_Text"><text:s text:c="4"/>options.add_argument("--headless")</text:span></text:p>
      <text:p text:style-name="P9"><text:span text:style-name="Source_20_Text"><text:s text:c="4"/>options.add_argument("--no-sandbox")</text:span></text:p>
      <text:p text:style-name="P9"><text:span text:style-name="Source_20_Text"><text:s text:c="4"/>options.add_argument("--disable-dev-shm-usage")</text:span></text:p>
      <text:p text:style-name="P9"><text:span text:style-name="Source_20_Text"><text:s text:c="4"/>options.add_argument("--disable-gpu")</text:span></text:p>
      <text:p text:style-name="P9"><text:span text:style-name="Source_20_Text"><text:s text:c="4"/>options.add_argument("--remote-debugging-port=9222")</text:span></text:p>
      <text:p text:style-name="P10"><text:span text:style-name="Source_20_Text"><text:s text:c="4"/>return webdriver.Chrome(options=options)</text:span></text:p>
      <text:p text:style-name="Text_20_body">And in your <text:span text:style-name="Source_20_Text">scrape_yogonet()</text:span> function, use:</text:p>
      <text:p text:style-name="Preformatted_20_Text">python</text:p>
      <text:p text:style-name="Preformatted_20_Text">CopiarEditar</text:p>
      <text:p text:style-name="P8"><text:span text:style-name="Source_20_Text">driver = get_driver()</text:span></text:p>
      <text:h text:style-name="P2" text:outline-level="5">Dijiste:</text:h>
      <text:p text:style-name="P20">Necesito que me armes un script en basch para que mi entorno este listo para desplegar en GCP.</text:p>
      <text:p text:style-name="P19"><text:span text:style-name="T2">Tiene que revisar si tengo gcloud, docker, un proyecto activo, el env cargado y las siguientes variables: PROJECT_ID, DATASET_ID,TABLE_ID. Si falta algo debe tirar errores que describan el error</text:span></text:p>
      <text:p text:style-name="P19">¡Perfecto! Te armo a continuación <text:span text:style-name="Strong_20_Emphasis">el </text:span><text:span text:style-name="Strong_20_Emphasis"><text:span text:style-name="Source_20_Text">setup.sh</text:span></text:span><text:span text:style-name="Strong_20_Emphasis"> completo</text:span>, limpio y listo para uso o entrega:</text:p>
      <text:p text:style-name="Horizontal_20_Line"/>
      <text:h text:style-name="Heading_20_2" text:outline-level="2">✅ <text:span text:style-name="Source_20_Text">setup.sh</text:span> — Código completo</text:h>
      <text:p text:style-name="Preformatted_20_Text">bash</text:p>
      <text:p text:style-name="Preformatted_20_Text">CopiarEditar</text:p>
      <text:p text:style-name="P7"><text:span text:style-name="Source_20_Text">#!/bin/bash</text:span></text:p>
      <text:p text:style-name="P9"/>
      <text:p text:style-name="P9"><text:span text:style-name="Source_20_Text">echo ""</text:span></text:p>
      <text:p text:style-name="P9"><text:span text:style-name="Source_20_Text">echo "🔍 Iniciando verificación del entorno de despliegue..."</text:span></text:p>
      <text:p text:style-name="P9"/>
      <text:p text:style-name="P9"><text:span text:style-name="Source_20_Text"># Verificar que gcloud esté instalado</text:span></text:p>
      <text:p text:style-name="P9"><text:span text:style-name="Source_20_Text">if ! command -v gcloud &amp;&gt; /dev/null; then</text:span></text:p>
      <text:p text:style-name="P9"><text:span text:style-name="Source_20_Text"><text:s text:c="2"/>echo "❌ ERROR: 'gcloud' no está instalado. Instalalo desde https://cloud.google.com/sdk"</text:span></text:p>
      <text:p text:style-name="P9"><text:soft-page-break/><text:span text:style-name="Source_20_Text"><text:s text:c="2"/>exit 1</text:span></text:p>
      <text:p text:style-name="P9"><text:span text:style-name="Source_20_Text">fi</text:span></text:p>
      <text:p text:style-name="P9"/>
      <text:p text:style-name="P9"><text:span text:style-name="Source_20_Text"># Verificar que docker esté instalado</text:span></text:p>
      <text:p text:style-name="P9"><text:span text:style-name="Source_20_Text">if ! command -v docker &amp;&gt; /dev/null; then</text:span></text:p>
      <text:p text:style-name="P9"><text:span text:style-name="Source_20_Text"><text:s text:c="2"/>echo "❌ ERROR: 'docker' no está instalado. Instalalo desde https://docs.docker.com/get-docker/"</text:span></text:p>
      <text:p text:style-name="P9"><text:span text:style-name="Source_20_Text"><text:s text:c="2"/>exit 1</text:span></text:p>
      <text:p text:style-name="P9"><text:span text:style-name="Source_20_Text">fi</text:span></text:p>
      <text:p text:style-name="P9"/>
      <text:p text:style-name="P9"><text:span text:style-name="Source_20_Text"># Verificar autenticación en gcloud</text:span></text:p>
      <text:p text:style-name="P9"><text:span text:style-name="Source_20_Text">AUTH_USER=$(gcloud auth list --filter=status:ACTIVE --format="value(account)")</text:span></text:p>
      <text:p text:style-name="P9"><text:span text:style-name="Source_20_Text">if [[ -z "$AUTH_USER" ]]; then</text:span></text:p>
      <text:p text:style-name="P9"><text:span text:style-name="Source_20_Text"><text:s text:c="2"/>echo "❌ ERROR: No estás autenticado en Google Cloud."</text:span></text:p>
      <text:p text:style-name="P9"><text:span text:style-name="Source_20_Text"><text:s text:c="2"/>echo "➡️ Ejecutá: gcloud auth login"</text:span></text:p>
      <text:p text:style-name="P9"><text:span text:style-name="Source_20_Text"><text:s text:c="2"/>exit 1</text:span></text:p>
      <text:p text:style-name="P9"><text:span text:style-name="Source_20_Text">else</text:span></text:p>
      <text:p text:style-name="P9"><text:span text:style-name="Source_20_Text"><text:s text:c="2"/>echo "✅ Usuario autenticado en gcloud: $AUTH_USER"</text:span></text:p>
      <text:p text:style-name="P9"><text:span text:style-name="Source_20_Text">fi</text:span></text:p>
      <text:p text:style-name="P9"/>
      <text:p text:style-name="P9"><text:span text:style-name="Source_20_Text"># Verificar proyecto seleccionado</text:span></text:p>
      <text:p text:style-name="P9"><text:span text:style-name="Source_20_Text">PROJECT_ID=$(gcloud config get-value project 2&gt;/dev/null)</text:span></text:p>
      <text:p text:style-name="P9"><text:span text:style-name="Source_20_Text">if [[ -z "$PROJECT_ID" || "$PROJECT_ID" == "(unset)" ]]; then</text:span></text:p>
      <text:p text:style-name="P9"><text:span text:style-name="Source_20_Text"><text:s text:c="2"/>echo "❌ ERROR: No hay un proyecto seleccionado en gcloud."</text:span></text:p>
      <text:p text:style-name="P9"><text:span text:style-name="Source_20_Text"><text:s text:c="2"/>echo "➡️ Ejecutá: gcloud config set project TU_PROJECT_ID"</text:span></text:p>
      <text:p text:style-name="P9"><text:span text:style-name="Source_20_Text"><text:s text:c="2"/>exit 1</text:span></text:p>
      <text:p text:style-name="P9"><text:span text:style-name="Source_20_Text">else</text:span></text:p>
      <text:p text:style-name="P9"><text:span text:style-name="Source_20_Text"><text:s text:c="2"/>echo "✅ Proyecto activo: $PROJECT_ID"</text:span></text:p>
      <text:p text:style-name="P9"><text:span text:style-name="Source_20_Text">fi</text:span></text:p>
      <text:p text:style-name="P9"/>
      <text:p text:style-name="P9"><text:span text:style-name="Source_20_Text"># Verificar que exista el archivo .env</text:span></text:p>
      <text:p text:style-name="P9"><text:span text:style-name="Source_20_Text">if [ ! -f .env ]; then</text:span></text:p>
      <text:p text:style-name="P9"><text:span text:style-name="Source_20_Text"><text:s text:c="2"/>echo "❌ ERROR: No se encontró el archivo '.env'."</text:span></text:p>
      <text:p text:style-name="P9"><text:span text:style-name="Source_20_Text"><text:s text:c="2"/>echo "➡️ Copiá el ejemplo: cp .env.example .env y completalo."</text:span></text:p>
      <text:p text:style-name="P9"><text:span text:style-name="Source_20_Text"><text:s text:c="2"/>exit 1</text:span></text:p>
      <text:p text:style-name="P9"><text:span text:style-name="Source_20_Text">fi</text:span></text:p>
      <text:p text:style-name="P9"/>
      <text:p text:style-name="P9"><text:span text:style-name="Source_20_Text"># Cargar variables del archivo .env</text:span></text:p>
      <text:p text:style-name="P9"><text:span text:style-name="Source_20_Text">export $(cat .env | xargs)</text:span></text:p>
      <text:p text:style-name="P9"/>
      <text:p text:style-name="P9"><text:span text:style-name="Source_20_Text"># Validar variables necesarias</text:span></text:p>
      <text:p text:style-name="P9"><text:span text:style-name="Source_20_Text">MISSING=false</text:span></text:p>
      <text:p text:style-name="P9"><text:span text:style-name="Source_20_Text">for var in DATASET_ID TABLE_ID SERVICE_ACCOUNT_EMAIL REGION; do</text:span></text:p>
      <text:p text:style-name="P9"><text:span text:style-name="Source_20_Text"><text:s text:c="2"/>if [[ -z "${!var}" ]]; then</text:span></text:p>
      <text:p text:style-name="P9"><text:span text:style-name="Source_20_Text"><text:s text:c="4"/>echo "❌ ERROR: Falta definir $var en el archivo .env"</text:span></text:p>
      <text:p text:style-name="P9"><text:span text:style-name="Source_20_Text"><text:s text:c="4"/>MISSING=true</text:span></text:p>
      <text:p text:style-name="P9"><text:span text:style-name="Source_20_Text"><text:s text:c="2"/>fi</text:span></text:p>
      <text:p text:style-name="P9"><text:span text:style-name="Source_20_Text">done</text:span></text:p>
      <text:p text:style-name="P9"/>
      <text:p text:style-name="P9"><text:span text:style-name="Source_20_Text">if [ "$MISSING" = true ]; then</text:span></text:p>
      <text:p text:style-name="P9"><text:span text:style-name="Source_20_Text"><text:s text:c="2"/>echo "🛑 Por favor completá todas las variables requeridas en .env"</text:span></text:p>
      <text:p text:style-name="P9"><text:span text:style-name="Source_20_Text"><text:s text:c="2"/>exit 1</text:span></text:p>
      <text:p text:style-name="P9"><text:span text:style-name="Source_20_Text">fi</text:span></text:p>
      <text:p text:style-name="P9"/>
      <text:p text:style-name="P9"><text:span text:style-name="Source_20_Text"># Mostrar resumen</text:span></text:p>
      <text:p text:style-name="P9"><text:span text:style-name="Source_20_Text">echo ""</text:span></text:p>
      <text:p text:style-name="P9"><text:span text:style-name="Source_20_Text">echo "📋 Resumen de configuración:"</text:span></text:p>
      <text:p text:style-name="P9"><text:span text:style-name="Source_20_Text">echo " <text:s text:c="2"/>Proyecto GCP: <text:s text:c="8"/>$PROJECT_ID"</text:span></text:p>
      <text:p text:style-name="P9"><text:span text:style-name="Source_20_Text">echo " <text:s text:c="2"/>Dataset de BigQuery: $DATASET_ID"</text:span></text:p>
      <text:p text:style-name="P9"><text:span text:style-name="Source_20_Text">echo " <text:s text:c="2"/>Tabla de BigQuery: <text:s text:c="2"/>$TABLE_ID"</text:span></text:p>
      <text:p text:style-name="P9"/>
      <text:p text:style-name="P10"><text:span text:style-name="Source_20_Text">echo "✅ Entorno validado correctamente. Podés ejecutar ./deploy.sh"</text:span></text:p>
      <text:p text:style-name="Horizontal_20_Line"/>
      <text:h text:style-name="Heading_20_3" text:outline-level="3"><text:soft-page-break/>🧪 Para usarlo</text:h>
      <text:p text:style-name="Preformatted_20_Text">bash</text:p>
      <text:p text:style-name="Preformatted_20_Text">CopiarEditar</text:p>
      <text:p text:style-name="P7"><text:span text:style-name="Source_20_Text">chmod +x setup.sh</text:span></text:p>
      <text:p text:style-name="P10"><text:span text:style-name="Source_20_Text">./setup.sh</text:span></text:p>
      <text:h text:style-name="P3" text:outline-level="5">Dijiste:</text:h>
      <text:p text:style-name="P21">Ahora necesito armar un script en bash que haga todo el deploy a Cloud Run.</text:p>
      <text:p text:style-name="P21">Tiene que validar el setup.sh, cargar las variables desde .env, crear el repositorio en Artifact Registry sin existe, y despues hacer el build y push de Docker. Después, actualizar un Job en Cloud Run con esas mismas variables de entorno. Por ultimo, lo tiene que ejecutar. Agregá comentarios describiendo los pasos que van ocurriendo. Las variables son: <text:span text:style-name="Source_20_Text">PROJECT_ID</text:span><text:span text:style-name="Strong_20_Emphasis">, </text:span><text:span text:style-name="Source_20_Text">DATASET_ID</text:span><text:span text:style-name="Strong_20_Emphasis">, </text:span><text:span text:style-name="Source_20_Text">TABLE_ID</text:span><text:span text:style-name="Strong_20_Emphasis">, </text:span><text:span text:style-name="Source_20_Text">REGION</text:span><text:span text:style-name="Strong_20_Emphasis">, </text:span><text:span text:style-name="Source_20_Text">REPO_NAME</text:span><text:span text:style-name="Strong_20_Emphasis">, </text:span><text:span text:style-name="Source_20_Text">SERVICE_NAME</text:span><text:span text:style-name="Strong_20_Emphasis">. </text:span></text:p>
      <text:h text:style-name="P6" text:outline-level="6"><text:span text:style-name="Strong_20_Emphasis">ChatGPT dijo:</text:span></text:h>
      <text:p text:style-name="P21"><text:span text:style-name="Strong_20_Emphasis">¡Perfecto! Acá va tu </text:span><text:span text:style-name="Strong_20_Emphasis"><text:span text:style-name="Source_20_Text">deploy.sh</text:span></text:span><text:span text:style-name="Strong_20_Emphasis"> completo:</text:span></text:p>
      <text:p text:style-name="Horizontal_20_Line"/>
      <text:p text:style-name="Preformatted_20_Text">bash</text:p>
      <text:p text:style-name="Preformatted_20_Text">CopiarEditar</text:p>
      <text:p text:style-name="P7"><text:span text:style-name="Source_20_Text">#!/bin/bash</text:span></text:p>
      <text:p text:style-name="P9"/>
      <text:p text:style-name="P9"><text:span text:style-name="Source_20_Text"># Validación del entorno</text:span></text:p>
      <text:p text:style-name="P9"><text:span text:style-name="Source_20_Text">./setup.sh</text:span></text:p>
      <text:p text:style-name="P9"><text:span text:style-name="Source_20_Text">if [ $? -ne 0 ]; then</text:span></text:p>
      <text:p text:style-name="P9"><text:span text:style-name="Source_20_Text"><text:s text:c="2"/>echo "Error: Validación fallida."</text:span></text:p>
      <text:p text:style-name="P9"><text:span text:style-name="Source_20_Text"><text:s text:c="2"/>exit 1</text:span></text:p>
      <text:p text:style-name="P9"><text:span text:style-name="Source_20_Text">fi</text:span></text:p>
      <text:p text:style-name="P9"/>
      <text:p text:style-name="P9"><text:span text:style-name="Source_20_Text">echo "Validación superada. Continuando con build y deploy..."</text:span></text:p>
      <text:p text:style-name="P9"/>
      <text:p text:style-name="P9"><text:span text:style-name="Source_20_Text"># Cargar variables desde .env</text:span></text:p>
      <text:p text:style-name="P9"><text:span text:style-name="Source_20_Text">set -a</text:span></text:p>
      <text:p text:style-name="P9"><text:span text:style-name="Source_20_Text">source .env</text:span></text:p>
      <text:p text:style-name="P9"><text:span text:style-name="Source_20_Text">set +a</text:span></text:p>
      <text:p text:style-name="P9"/>
      <text:p text:style-name="P9"><text:span text:style-name="Source_20_Text"># Configuración</text:span></text:p>
      <text:p text:style-name="P9"><text:span text:style-name="Source_20_Text">PROJECT_ID=$(gcloud config get-value project)</text:span></text:p>
      <text:p text:style-name="P9"><text:span text:style-name="Source_20_Text">REGION=${REGION:-&lt;</text:span><text:span text:style-name="Source_20_Text"><text:span text:style-name="T3">TU-REGION&gt;</text:span></text:span><text:span text:style-name="Source_20_Text">}</text:span></text:p>
      <text:p text:style-name="P9"><text:span text:style-name="Source_20_Text">REPO_NAME=${REPO_NAME:-&lt;</text:span><text:span text:style-name="Source_20_Text"><text:span text:style-name="T3">TU-REPO&gt;</text:span></text:span><text:span text:style-name="Source_20_Text">}</text:span></text:p>
      <text:p text:style-name="P9"><text:span text:style-name="Source_20_Text">SERVICE_NAME=${SERVICE_NAME:-&lt;</text:span><text:span text:style-name="Source_20_Text"><text:span text:style-name="T3">TU-SERVICIO&gt;</text:span></text:span><text:span text:style-name="Source_20_Text">}</text:span></text:p>
      <text:p text:style-name="P9"><text:span text:style-name="Source_20_Text">IMAGE_NAME="$REGION-docker.pkg.dev/$PROJECT_ID/$REPO_NAME/$SERVICE_NAME"</text:span></text:p>
      <text:p text:style-name="P9"/>
      <text:p text:style-name="P9"><text:span text:style-name="Source_20_Text">echo "Variables cargadas:"</text:span></text:p>
      <text:p text:style-name="P9"><text:span text:style-name="Source_20_Text">echo "PROJECT_ID=$PROJECT_ID"</text:span></text:p>
      <text:p text:style-name="P9"><text:span text:style-name="Source_20_Text">echo "DATASET_ID=$DATASET_ID"</text:span></text:p>
      <text:p text:style-name="P9"><text:span text:style-name="Source_20_Text">echo "TABLE_ID=$TABLE_ID"</text:span></text:p>
      <text:p text:style-name="P9"><text:span text:style-name="Source_20_Text">echo "REGION=$REGION"</text:span></text:p>
      <text:p text:style-name="P9"><text:span text:style-name="Source_20_Text">echo "REPO_NAME=$REPO_NAME"</text:span></text:p>
      <text:p text:style-name="P9"><text:span text:style-name="Source_20_Text">echo "SERVICE_NAME=$SERVICE_NAME"</text:span></text:p>
      <text:p text:style-name="P9"/>
      <text:p text:style-name="P9"><text:span text:style-name="Source_20_Text"># Verificar que el repositorio de Artifact Registry exista</text:span></text:p>
      <text:p text:style-name="P9"><text:span text:style-name="Source_20_Text">echo "Verificando repositorio en Artifact Registry..."</text:span></text:p>
      <text:p text:style-name="P9"><text:span text:style-name="Source_20_Text">if ! gcloud artifacts repositories describe $REPO_NAME --location=$REGION &amp;&gt;/dev/null; then</text:span></text:p>
      <text:p text:style-name="P9"><text:span text:style-name="Source_20_Text"><text:s text:c="2"/>echo "Repositorio $REPO_NAME no existe. Creando..."</text:span></text:p>
      <text:p text:style-name="P9"><text:span text:style-name="Source_20_Text"><text:s text:c="2"/>gcloud artifacts repositories create $REPO_NAME \</text:span></text:p>
      <text:p text:style-name="P9"><text:span text:style-name="Source_20_Text"><text:s text:c="4"/>--repository-format=docker \</text:span></text:p>
      <text:p text:style-name="P9"><text:soft-page-break/><text:span text:style-name="Source_20_Text"><text:s text:c="4"/>--location=$REGION \</text:span></text:p>
      <text:p text:style-name="P9"><text:span text:style-name="Source_20_Text"><text:s text:c="4"/>--description="Repositorio Docker para el proyecto Yogonet"</text:span></text:p>
      <text:p text:style-name="P9"><text:span text:style-name="Source_20_Text">else</text:span></text:p>
      <text:p text:style-name="P9"><text:span text:style-name="Source_20_Text"><text:s text:c="2"/>echo "Repositorio $REPO_NAME ya existe."</text:span></text:p>
      <text:p text:style-name="P9"><text:span text:style-name="Source_20_Text">fi</text:span></text:p>
      <text:p text:style-name="P9"/>
      <text:p text:style-name="P9"><text:span text:style-name="Source_20_Text"># Build Docker image</text:span></text:p>
      <text:p text:style-name="P9"><text:span text:style-name="Source_20_Text">echo "Construyendo imagen Docker..."</text:span></text:p>
      <text:p text:style-name="P9"><text:span text:style-name="Source_20_Text">docker build -t $IMAGE_NAME .</text:span></text:p>
      <text:p text:style-name="P9"/>
      <text:p text:style-name="P9"><text:span text:style-name="Source_20_Text"># Configurar autenticación Docker</text:span></text:p>
      <text:p text:style-name="P9"><text:span text:style-name="Source_20_Text">echo "Configurando autenticación Docker..."</text:span></text:p>
      <text:p text:style-name="P9"><text:span text:style-name="Source_20_Text">gcloud auth configure-docker $REGION-docker.pkg.dev</text:span></text:p>
      <text:p text:style-name="P9"/>
      <text:p text:style-name="P9"><text:span text:style-name="Source_20_Text"># Push a Artifact Registry</text:span></text:p>
      <text:p text:style-name="P9"><text:span text:style-name="Source_20_Text">echo "Subiendo imagen a Artifact Registry..."</text:span></text:p>
      <text:p text:style-name="P9"><text:span text:style-name="Source_20_Text">docker push $IMAGE_NAME</text:span></text:p>
      <text:p text:style-name="P9"/>
      <text:p text:style-name="P9"><text:span text:style-name="Source_20_Text"># Crear o actualizar Cloud Run Job</text:span></text:p>
      <text:p text:style-name="P9"><text:span text:style-name="Source_20_Text">echo "Verificando Job..."</text:span></text:p>
      <text:p text:style-name="P9"><text:span text:style-name="Source_20_Text">gcloud beta run jobs describe $SERVICE_NAME --region=$REGION &amp;&gt;/dev/null</text:span></text:p>
      <text:p text:style-name="P9"/>
      <text:p text:style-name="P9"><text:span text:style-name="Source_20_Text">if [ $? -ne 0 ]; then</text:span></text:p>
      <text:p text:style-name="P9"><text:span text:style-name="Source_20_Text"><text:s text:c="2"/>echo "Creando nuevo Job en Cloud Run..."</text:span></text:p>
      <text:p text:style-name="P9"><text:span text:style-name="Source_20_Text"><text:s text:c="2"/>gcloud beta run jobs create $SERVICE_NAME \</text:span></text:p>
      <text:p text:style-name="P9"><text:span text:style-name="Source_20_Text"><text:s text:c="4"/>--image $IMAGE_NAME \</text:span></text:p>
      <text:p text:style-name="P9"><text:span text:style-name="Source_20_Text"><text:s text:c="4"/>--region $REGION \</text:span></text:p>
      <text:p text:style-name="P9"><text:span text:style-name="Source_20_Text"><text:s text:c="4"/>--memory 1024Mi \</text:span></text:p>
      <text:p text:style-name="P9"><text:span text:style-name="Source_20_Text"><text:s text:c="4"/>--set-env-vars PROJECT_ID=$PROJECT_ID,DATASET_ID=$DATASET_ID,TABLE_ID=$TABLE_ID</text:span></text:p>
      <text:p text:style-name="P9"><text:span text:style-name="Source_20_Text">else</text:span></text:p>
      <text:p text:style-name="P9"><text:span text:style-name="Source_20_Text"><text:s text:c="2"/>echo "Actualizando Job existente..."</text:span></text:p>
      <text:p text:style-name="P9"><text:span text:style-name="Source_20_Text"><text:s text:c="2"/>gcloud beta run jobs update $SERVICE_NAME \</text:span></text:p>
      <text:p text:style-name="P9"><text:span text:style-name="Source_20_Text"><text:s text:c="4"/>--image $IMAGE_NAME \</text:span></text:p>
      <text:p text:style-name="P9"><text:span text:style-name="Source_20_Text"><text:s text:c="4"/>--region $REGION \</text:span></text:p>
      <text:p text:style-name="P9"><text:span text:style-name="Source_20_Text"><text:s text:c="4"/>--memory 1024Mi \</text:span></text:p>
      <text:p text:style-name="P9"><text:span text:style-name="Source_20_Text"><text:s text:c="4"/>--set-env-vars PROJECT_ID=$PROJECT_ID,DATASET_ID=$DATASET_ID,TABLE_ID=$TABLE_ID</text:span></text:p>
      <text:p text:style-name="P9"><text:span text:style-name="Source_20_Text">fi</text:span></text:p>
      <text:p text:style-name="P9"/>
      <text:p text:style-name="P9"><text:span text:style-name="Source_20_Text"># Ejecutar el Job</text:span></text:p>
      <text:p text:style-name="P9"><text:span text:style-name="Source_20_Text">echo "Ejecutando Job en Cloud Run..."</text:span></text:p>
      <text:p text:style-name="P9"><text:span text:style-name="Source_20_Text">gcloud beta run jobs execute $SERVICE_NAME --region=$REGION</text:span></text:p>
      <text:p text:style-name="P9"/>
      <text:p text:style-name="P11"><text:span text:style-name="Source_20_Text">echo "Job ejecutado correctamente."</text:span></text:p>
      <text:h text:style-name="P4" text:outline-level="5">Dijiste:<text:line-break/><text:span text:style-name="T5">Necesito un </text:span><text:span text:style-name="Source_20_Text"><text:span text:style-name="T5">README.md</text:span></text:span><text:span text:style-name="T5"> para un proyecto que hace scraping web, procesa los datos con Pandas y los sube a BigQuery. Todo corre en un contenedor Docker que se ejecuta como un Job en Cloud Run.</text:span></text:h>
      <text:p text:style-name="P13">El README debería incluir:</text:p>
      <text:list text:style-name="L7">
        <text:list-item>
          <text:p text:style-name="P12">Una descripción general del proyecto</text:p>
        </text:list-item>
        <text:list-item>
          <text:p text:style-name="P12">Qué herramientas usa (Selenium, Pandas, BigQuery, Docker, Cloud Run)</text:p>
        </text:list-item>
        <text:list-item>
          <text:p text:style-name="P12">Requisitos previos (gcloud, APIs habilitadas, permisos, etc.)</text:p>
        </text:list-item>
        <text:list-item>
          <text:p text:style-name="P12">Cómo configurar el entorno con un archivo <text:span text:style-name="Source_20_Text">.env</text:span></text:p>
        </text:list-item>
        <text:list-item>
          <text:p text:style-name="P12">Cómo desplegar todo con un script <text:span text:style-name="Source_20_Text">deploy.sh</text:span></text:p>
        </text:list-item>
        <text:list-item>
          <text:p text:style-name="P12"><text:soft-page-break/>Cómo ver los resultados del Job y consultar los datos en BigQuery</text:p>
        </text:list-item>
      </text:list>
      <text:p text:style-name="Text_20_body">Que el tono sea claro y algo técnico, pero fácil de seguir para alguien que quiere correr el proyecto desde cero.</text:p>
      <text:p text:style-name="P23"/>
      <text:p text:style-name="P21"><text:span text:style-name="Strong_20_Emphasis">Claro, acá va una versión genérica y editable del </text:span><text:span text:style-name="Strong_20_Emphasis"><text:span text:style-name="Source_20_Text">README.md</text:span></text:span><text:span text:style-name="Strong_20_Emphasis">, con el mismo estilo técnico pero relajado, y dejando los campos específicos para que vos los completes:</text:span></text:p>
      <text:p text:style-name="Horizontal_20_Line"/>
      <text:h text:style-name="Heading_20_1" text:outline-level="1">📰 Web Scraper – Cloud Run Job</text:h>
      <text:p text:style-name="Text_20_body">Este proyecto ejecuta un scraper automatizado que recolecta noticias desde un portal web, procesa los datos con Python y los sube a una tabla de BigQuery. Todo está empaquetado en Docker y corre como un <text:span text:style-name="Strong_20_Emphasis">Cloud Run Job</text:span>.</text:p>
      <text:p text:style-name="Horizontal_20_Line"/>
      <text:h text:style-name="Heading_20_2" text:outline-level="2">🚀 ¿Qué hace este proyecto?</text:h>
      <text:list text:style-name="L8">
        <text:list-item>
          <text:p text:style-name="P24">Usa <text:span text:style-name="Strong_20_Emphasis">Selenium</text:span> para navegar por el sitio web y extraer las noticias.</text:p>
        </text:list-item>
        <text:list-item>
          <text:p text:style-name="P24">Procesa los datos con <text:span text:style-name="Strong_20_Emphasis">Pandas</text:span> (por ejemplo: contar palabras en los títulos, analizar texto, etc.).</text:p>
        </text:list-item>
        <text:list-item>
          <text:p text:style-name="P24">Inserta los resultados en una tabla de <text:span text:style-name="Strong_20_Emphasis">BigQuery</text:span>.</text:p>
        </text:list-item>
        <text:list-item>
          <text:p text:style-name="P24">Corre todo como un Job en <text:span text:style-name="Strong_20_Emphasis">Cloud Run</text:span>, utilizando una imagen Docker personalizada.</text:p>
        </text:list-item>
      </text:list>
      <text:p text:style-name="Horizontal_20_Line"/>
      <text:h text:style-name="Heading_20_2" text:outline-level="2">✅ Requisitos previos</text:h>
      <text:p text:style-name="Text_20_body">Antes de desplegar el proyecto, asegurate de tener:</text:p>
      <text:list text:style-name="L9">
        <text:list-item>
          <text:p text:style-name="P25">Google Cloud CLI (<text:span text:style-name="Source_20_Text">gcloud</text:span>) instalado y autenticado</text:p>
        </text:list-item>
        <text:list-item>
          <text:p text:style-name="P25">Permisos para:</text:p>
          <text:list>
            <text:list-item>
              <text:p text:style-name="P25">Crear y subir imágenes a <text:span text:style-name="Strong_20_Emphasis">Artifact Registry</text:span></text:p>
            </text:list-item>
            <text:list-item>
              <text:p text:style-name="P25">Usar <text:span text:style-name="Strong_20_Emphasis">Cloud Run Jobs</text:span></text:p>
            </text:list-item>
            <text:list-item>
              <text:p text:style-name="P25">Escribir en <text:span text:style-name="Strong_20_Emphasis">BigQuery</text:span></text:p>
            </text:list-item>
          </text:list>
        </text:list-item>
        <text:list-item>
          <text:p text:style-name="P25">Las siguientes APIs habilitadas en tu proyecto de GCP:</text:p>
        </text:list-item>
      </text:list>
      <text:p text:style-name="Preformatted_20_Text">bash</text:p>
      <text:p text:style-name="Preformatted_20_Text">CopiarEditar</text:p>
      <text:p text:style-name="P8"><text:span text:style-name="Source_20_Text">gcloud services enable artifactregistry.googleapis.com run.googleapis.com bigquery.googleapis.com</text:span></text:p>
      <text:p text:style-name="Horizontal_20_Line"/>
      <text:h text:style-name="Heading_20_2" text:outline-level="2"><text:soft-page-break/>🛠 Instalación y configuración</text:h>
      <text:h text:style-name="Heading_20_3" text:outline-level="3">1. Clonar el repositorio</text:h>
      <text:p text:style-name="Preformatted_20_Text">bash</text:p>
      <text:p text:style-name="Preformatted_20_Text">CopiarEditar</text:p>
      <text:p text:style-name="P7"><text:span text:style-name="Source_20_Text">git clone https://github.com/&lt;tu-usuario&gt;/&lt;nombre-del-repo&gt;.git</text:span></text:p>
      <text:p text:style-name="P10"><text:span text:style-name="Source_20_Text">cd &lt;nombre-del-repo&gt;</text:span></text:p>
      <text:h text:style-name="Heading_20_3" text:outline-level="3">2. Crear el archivo <text:span text:style-name="Source_20_Text">.env</text:span></text:h>
      <text:p text:style-name="Text_20_body">En la raíz del proyecto, creá un archivo <text:span text:style-name="Source_20_Text">.env</text:span> con estas variables (ajustalas a tu entorno):</text:p>
      <text:p text:style-name="Preformatted_20_Text">env</text:p>
      <text:p text:style-name="Preformatted_20_Text">CopiarEditar</text:p>
      <text:p text:style-name="P7"><text:span text:style-name="Source_20_Text">PROJECT_ID=&lt;tu-id-de-proyecto&gt;</text:span></text:p>
      <text:p text:style-name="P9"><text:span text:style-name="Source_20_Text">DATASET_ID=&lt;nombre-del-dataset&gt;</text:span></text:p>
      <text:p text:style-name="P9"><text:span text:style-name="Source_20_Text">TABLE_ID=&lt;nombre-de-la-tabla&gt;</text:span></text:p>
      <text:p text:style-name="P9"><text:span text:style-name="Source_20_Text">REGION=&lt;region-gcp&gt;</text:span></text:p>
      <text:p text:style-name="P9"><text:span text:style-name="Source_20_Text">REPO_NAME=&lt;nombre-del-repo-en-artifact-registry&gt;</text:span></text:p>
      <text:p text:style-name="P10"><text:span text:style-name="Source_20_Text">SERVICE_NAME=&lt;nombre-del-cloud-run-job&gt;</text:span></text:p>
      <text:p text:style-name="Quotations">🧠 Tip: Verificá que el <text:span text:style-name="Source_20_Text">PROJECT_ID</text:span> coincida con el proyecto activo usando:</text:p>
      <text:p text:style-name="Preformatted_20_Text">bash</text:p>
      <text:p text:style-name="Preformatted_20_Text">CopiarEditar</text:p>
      <text:p text:style-name="P8"><text:span text:style-name="Source_20_Text">gcloud config get-value project</text:span></text:p>
      <text:p text:style-name="Horizontal_20_Line"/>
      <text:h text:style-name="Heading_20_2" text:outline-level="2">⚙️ Despliegue</text:h>
      <text:p text:style-name="Text_20_body">Ejecutá el script de despliegue:</text:p>
      <text:p text:style-name="Preformatted_20_Text">bash</text:p>
      <text:p text:style-name="Preformatted_20_Text">CopiarEditar</text:p>
      <text:p text:style-name="P8"><text:span text:style-name="Source_20_Text">./deploy.sh</text:span></text:p>
      <text:p text:style-name="Text_20_body">Este script:</text:p>
      <text:list text:style-name="L10">
        <text:list-item>
          <text:p text:style-name="P26">Valida el entorno (<text:span text:style-name="Source_20_Text">gcloud</text:span>, <text:span text:style-name="Source_20_Text">docker</text:span>, variables <text:span text:style-name="Source_20_Text">.env</text:span>) usando <text:span text:style-name="Source_20_Text">setup.sh</text:span></text:p>
        </text:list-item>
        <text:list-item>
          <text:p text:style-name="P26">Construye y sube la imagen Docker a Artifact Registry</text:p>
        </text:list-item>
        <text:list-item>
          <text:p text:style-name="P26">Crea o actualiza el Job en Cloud Run</text:p>
        </text:list-item>
        <text:list-item>
          <text:p text:style-name="P26">Ejecuta el Job con los valores definidos en el <text:span text:style-name="Source_20_Text">.env</text:span></text:p>
        </text:list-item>
      </text:list>
      <text:p text:style-name="Horizontal_20_Line"/>
      <text:h text:style-name="Heading_20_2" text:outline-level="2">📊 Ver los resultados</text:h>
      <text:h text:style-name="Heading_20_3" text:outline-level="3">Consultar ejecuciones del Job</text:h>
      <text:p text:style-name="Preformatted_20_Text">bash</text:p>
      <text:p text:style-name="Preformatted_20_Text">CopiarEditar</text:p>
      <text:p text:style-name="P8"><text:span text:style-name="Source_20_Text">gcloud beta run jobs executions list --region=$REGION --job=$SERVICE_NAME</text:span></text:p>
      <text:p text:style-name="Text_20_body"><text:soft-page-break/>También podés seguirlo desde la consola de Google Cloud → Cloud Run → Jobs.</text:p>
      <text:h text:style-name="Heading_20_3" text:outline-level="3">Ver los datos en BigQuery</text:h>
      <text:list text:style-name="L11">
        <text:list-item>
          <text:p text:style-name="P27">Entrá a BigQuery desde la consola de GCP.</text:p>
        </text:list-item>
        <text:list-item>
          <text:p text:style-name="P27">Seleccioná el proyecto y dataset definidos en tu <text:span text:style-name="Source_20_Text">.env</text:span>.</text:p>
        </text:list-item>
        <text:list-item>
          <text:p text:style-name="P27">Ejecutá una consulta sobre la tabla para ver los datos.</text:p>
        </text:list-item>
      </text:list>
      <text:p text:style-name="Horizontal_20_Line"/>
      <text:h text:style-name="Heading_20_2" text:outline-level="2">🧪 Extras</text:h>
      <text:list text:style-name="L12">
        <text:list-item>
          <text:p text:style-name="P28"><text:span text:style-name="Source_20_Text">setup.sh</text:span>: script que valida el entorno antes de desplegar.</text:p>
        </text:list-item>
        <text:list-item>
          <text:p text:style-name="P28"><text:span text:style-name="Source_20_Text">deploy.sh</text:span>: script que automatiza todo el flujo de despliegue.</text:p>
        </text:list-item>
        <text:list-item>
          <text:p text:style-name="P28">Todo el proyecto corre desde un contenedor, así que no requiere instalación local de dependencias Python.</text:p>
        </text:list-item>
      </text:list>
      <text:p text:style-name="Horizontal_20_Line"/>
      <text:p text:style-name="Text_20_body">Si necesitás adaptar este README a un caso más específico (nombres, estructura, logging, etc.), avisame y lo ajustamos.</text:p>
      <text:p text:style-name="P21"><text:span text:style-name="Strong_20_Emphasi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Noto Sans Devanagari1" style:font-family-complex="'Noto Sans Devanagari'" style:font-family-generic-complex="system" style:font-pitch-complex="variable" style:font-size-complex="10pt" style:font-weight-complex="bold"/>
    </style:style>
    <style:style style:name="Heading_20_6" style:display-name="Heading 6" style:family="paragraph" style:parent-style-name="Heading" style:next-style-name="Text_20_body" style:default-outline-level="6" style:list-style-name="" style:class="text">
      <style:paragraph-properties fo:margin-top="0.0417in" fo:margin-bottom="0.0417in" style:contextual-spacing="false"/>
      <style:text-properties style:font-name="Liberation Serif" fo:font-family="'Liberation Serif'" style:font-family-generic="roman" style:font-pitch="variable" fo:font-size="7pt" fo:font-weight="bold" style:font-name-asian="Noto Serif CJK SC" style:font-family-asian="'Noto Serif CJK SC'" style:font-family-generic-asian="system" style:font-pitch-asian="variable" style:font-size-asian="7pt" style:font-weight-asian="bold" style:font-name-complex="Noto Sans Devanagari1" style:font-family-complex="'Noto Sans Devanagari'" style:font-family-generic-complex="system" style:font-pitch-complex="variable" style:font-size-complex="7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4-14T06:57:10.689793286</meta:creation-date>
    <dc:date>2025-04-14T08:24:09.802961611</dc:date>
    <meta:editing-duration>PT4M41S</meta:editing-duration>
    <meta:editing-cycles>1</meta:editing-cycles>
    <meta:document-statistic meta:table-count="0" meta:image-count="0" meta:object-count="0" meta:page-count="9" meta:paragraph-count="295" meta:word-count="1854" meta:character-count="13969" meta:non-whitespace-character-count="12175"/>
    <meta:generator>LibreOffice/24.2.7.2$Linux_X86_64 LibreOffice_project/420$Build-2</meta:generator>
  </office:meta>
</office:document-meta>
</file>